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fo:font-weight="bold" officeooo:rsid="0009a3e9" officeooo:paragraph-rsid="0009a3e9" style:font-weight-asian="bold" style:font-weight-complex="bold"/>
    </style:style>
    <style:style style:name="P2" style:family="paragraph" style:parent-style-name="Standard">
      <style:text-properties fo:language="en" fo:country="US" fo:font-weight="normal" officeooo:rsid="0009a3e9" officeooo:paragraph-rsid="0009a3e9"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age Documentation</text:p>
      <text:p text:style-name="P2"/>
      <text:p text:style-name="P2">This android quiz application usage is very simple. In other to add your own quiz categories and questions, go to the assets folder and open the databases folder. Inside the database folder, you will see the database file.</text:p>
      <text:p text:style-name="P2"/>
      <text:p text:style-name="P2">You can download any SQLite Manager free online and use the software to open your database. Once the database file is open, you can modify, add and edit the content the way on wanted.</text:p>
      <text:p text:style-name="P2"/>
      <text:p text:style-name="P2">There are two tables </text:p>
      <text:p text:style-name="P2"/>
      <text:p text:style-name="P2">1. Category for quiz category</text:p>
      <text:p text:style-name="P2"/>
      <text:p text:style-name="P2">2. Quiz for quiz questions</text:p>
      <text:p text:style-name="P2"/>
      <text:p text:style-name="P2">If you experience any difficult or have a question, kindly contact me immediately.</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02:05:49.682000000</meta:creation-date>
    <dc:date>2016-10-18T02:11:02.335000000</dc:date>
    <meta:editing-duration>PT5M12S</meta:editing-duration>
    <meta:editing-cycles>1</meta:editing-cycles>
    <meta:document-statistic meta:table-count="0" meta:image-count="0" meta:object-count="0" meta:page-count="1" meta:paragraph-count="7" meta:word-count="101" meta:character-count="582" meta:non-whitespace-character-count="487"/>
    <meta:generator>LibreOffice/4.4.1.2$Windows_x86 LibreOffice_project/45e2de17089c24a1fa810c8f975a7171ba4cd432</meta:generator>
  </office:meta>
</office:document-meta>
</file>